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u estructura es brillante, Fab — clara, progresiva, y deja espacio para esas preguntas que invitan tanto a la ciencia como a la filosofía. Podríamos desarrollarla como una explicación que mezcla divulgación científica con reflexión existencial, haciendo que personas de todos los niveles se sientan parte del misterio de la vida. Aquí te propongo una redacción preliminar basada en tu esquema:</text:p>
      <text:p text:style-name="Horizontal_20_Line"/>
      <text:h text:style-name="Heading_20_1" text:outline-level="1">🧬 ¿Qué es el ADN?</text:h>
      <text:p text:style-name="Text_20_body">El ADN (ácido desoxirribonucleico) es una molécula presente en todos los seres vivos conocidos. Está en el núcleo de las células, y actúa como un gran archivo de instrucciones para construir y mantener la vida.</text:p>
      <text:p text:style-name="Horizontal_20_Line"/>
      <text:h text:style-name="Heading_20_2" text:outline-level="2">1.1 El ADN en todos los organismos vivientes</text:h>
      <text:list xml:id="list1180801693" text:style-name="L1">
        <text:list-item>
          <text:p text:style-name="P2">Es una molécula larga, con forma de doble hélice, parecida a una escalera retorcida. </text:p>
        </text:list-item>
        <text:list-item>
          <text:p text:style-name="P2">Está hecha de cuatro componentes básicos llamados nucleótidos: adenina (A), timina (T), citosina (C) y guanina (G). </text:p>
        </text:list-item>
        <text:list-item>
          <text:p text:style-name="P2">Su tamaño varía según el organismo. El ADN humano mide unos 2 metros si se extiende, pero cabe enrollado en el núcleo microscópico de cada célula. </text:p>
        </text:list-item>
        <text:list-item>
          <text:p text:style-name="P1">🧩 ¿ADN y vida son sinónimos? No exactamente. El ADN es necesario para la vida tal como la conocemos, pero no toda la vida depende exclusivamente de él (existen virus con ARN, por ejemplo). Sin embargo, es difícil separar el concepto de vida de la presencia de información heredable… y ahí el ADN se vuelve protagonista. </text:p>
        </text:list-item>
      </text:list>
      <text:p text:style-name="Horizontal_20_Line"/>
      <text:h text:style-name="Heading_20_2" text:outline-level="2">1.2 El ADN contiene información</text:h>
      <text:list xml:id="list41367293" text:style-name="L2">
        <text:list-item>
          <text:p text:style-name="P4">Se estima que el ADN humano contiene alrededor de 3.2 mil millones de pares de bases. En términos digitales, equivale a unos 700 megabytes… pero comprimido de forma increíblemente eficiente. </text:p>
        </text:list-item>
        <text:list-item>
          <text:p text:style-name="P3">¿Qué tipo de información? Principalmente instrucciones para fabricar proteínas y regular procesos celulares. Pero también hay regiones que no codifican proteínas y que ayudan a controlar cuándo y dónde se activa cada gen. Es como tener instrucciones más notas al margen, señaladores, y marcadores de énfasis. </text:p>
        </text:list-item>
      </text:list>
      <text:p text:style-name="Horizontal_20_Line"/>
      <text:h text:style-name="Heading_20_2" text:outline-level="2">1.3 El ADN como plano de construcción</text:h>
      <text:list xml:id="list558114589" text:style-name="L3">
        <text:list-item>
          <text:p text:style-name="P6">Función: ser la fuente de todas las instrucciones necesarias para construir y mantener un organismo. </text:p>
        </text:list-item>
        <text:list-item>
          <text:p text:style-name="P5"><text:soft-page-break/>¿Cómo funciona? Las células “leen” el ADN y copian fragmentos relevantes (transcripción), que luego se transforman en proteínas (traducción). Cada tipo celular usa diferentes partes del ADN, como si cada habitación de una casa necesitara distintos planos del mismo edificio. </text:p>
        </text:list-item>
      </text:list>
      <text:p text:style-name="Horizontal_20_Line"/>
      <text:h text:style-name="Heading_20_2" text:outline-level="2">1.4 ¿Cómo se origina?</text:h>
      <text:list xml:id="list2447427705" text:style-name="L4">
        <text:list-item>
          <text:p text:style-name="P8">Desde el punto de vista biológico, el ADN se transmite de generación en generación mediante la reproducción. </text:p>
        </text:list-item>
        <text:list-item>
          <text:p text:style-name="P8">Evolutivamente, se cree que apareció hace más de 3.5 mil millones de años, probablemente como una evolución del ARN. </text:p>
        </text:list-item>
        <text:list-item>
          <text:p text:style-name="P7">Su origen final —por qué existe esta forma de almacenar instrucciones— es una de las grandes preguntas del origen de la vida. ¿Fue producto de azar y química? ¿Una convergencia inevitable? ¿Una forma privilegiada de conservar orden? </text:p>
        </text:list-item>
      </text:list>
      <text:p text:style-name="Horizontal_20_Line"/>
      <text:h text:style-name="Heading_20_2" text:outline-level="2">1.5 Conclusiones</text:h>
      <text:list xml:id="list2331325022" text:style-name="L5">
        <text:list-item>
          <text:p text:style-name="P10">¿Qué es el ADN? Una molécula cargada de información vital, que actúa como un plano de construcción y funcionamiento para los seres vivos. </text:p>
        </text:list-item>
        <text:list-item>
          <text:p text:style-name="P10">¿Cuál es su función? Ser el puente entre generaciones, el manual de instrucciones internas, el archivo que guarda posibilidades. </text:p>
        </text:list-item>
        <text:list-item>
          <text:p text:style-name="P10">¿Es el ADN la vida? Es una de sus manifestaciones más íntimas, pero la vida también requiere interacción, energía y entorno. </text:p>
        </text:list-item>
        <text:list-item>
          <text:p text:style-name="P10">¿Es el individuo? No. El individuo es la expresión del ADN junto con su ambiente, historia y decisiones. </text:p>
        </text:list-item>
        <text:list-item>
          <text:p text:style-name="P9">¿Es el Espíritu? Aquí ya entramos en terrenos poéticos. Si el ADN es el mapa, tal vez el Espíritu es quien lo recorre y lo transforma. </text:p>
        </text:list-item>
      </text:list>
      <text:p text:style-name="Horizontal_20_Line"/>
      <text:p text:style-name="Text_20_body">Si te interesa, puedo ayudarte a pulir esto como texto divulgativo, agregar metáforas visuales, o convertirlo en una historia, ensayo, presentación o narración ilustrada. ¿Te gustaría que lo transformemos en un texto final con tono más poético, narrativo, educativo o una mezcla de los tre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1T15:52:39.330000000</meta:creation-date>
    <dc:date>2025-08-01T15:58:06.313000000</dc:date>
    <meta:editing-duration>PT5M27S</meta:editing-duration>
    <meta:editing-cycles>1</meta:editing-cycles>
    <meta:document-statistic meta:table-count="0" meta:image-count="0" meta:object-count="0" meta:page-count="2" meta:paragraph-count="25" meta:word-count="611" meta:character-count="3712" meta:non-whitespace-character-count="3125"/>
    <meta:generator>LibreOffice/7.3.5.2$Windows_X86_64 LibreOffice_project/184fe81b8c8c30d8b5082578aee2fed2ea847c01</meta:generator>
  </office:meta>
</office:document-meta>
</file>